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744a" officeooo:paragraph-rsid="0017744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744a" officeooo:paragraph-rsid="001943a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43a7" officeooo:paragraph-rsid="001943a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ba8" officeooo:paragraph-rsid="001c7b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52d9" officeooo:paragraph-rsid="001d52d9" style:font-size-asian="10.5pt" style:font-size-complex="12pt"/>
    </style:style>
    <style:style style:name="T1" style:family="text">
      <style:text-properties officeooo:rsid="00194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etas para o Projeto Final MP</text:p>
      <text:p text:style-name="P1"/>
      <text:p text:style-name="P2">1- Jogador 1 e jogador 2 gostariam de jogar o jogo de xadrez, jogador 1 conhece as regras do xadrez <text:s/>à muitos anos e gostaria de ensinar jogador 2 como jogar. Para ensinar jogador 1 iniciou uma partida normal contra o computador para mostrar como as pessas se movitam e o objetivo do jogo, em seguida gostaria de apresentar alguns cenários impossíveis no jogo, ele tentou criar uma partida com dois reis (situação inválida) mas não teve êxito ao perceber a mensagem de “Configuração de tabuleiro inválida” na tela, <text:span text:style-name="T1">logo depois tentou criar uma outra situação onde um rei estaria exatamente ao lado do outro, a mesma mensagem apareceu na tela. Ápos aprender as regras jogador <text:s/>2 e jogador 1 iniciam uma partida um contra o outro onde cada jogador move suas peças um de cada vez utilizando o mesmo teclado e computador, a partida termina quando um dos jogadores ganha ou acontece um empate, ambos os casos uma mensagem de alerta avisa sobre o resultado.</text:span></text:p>
      <text:p text:style-name="P2"/>
      <text:p text:style-name="P3">2-Jogador 3 gostaria de testar seus conhecimentos de xadrez, ele começa um jogo e segue até sua metade quando acontece um imprevisto e é necessário parar o jogo, ele então salva o jogo para seguir depois. Ápos resolver o imprevisto jogador 3 decide voltar a jogar, mas dessa vez ele decidi começar o jogo de um tabuleiro já salvo em seu computador, ao carregar o jogo ele decidi checar a árvore de decisões nesse tabuleiro para entender como o computador pode reagir a suas ações. Antes de terminar a partida ele decidi salvar o tabuleiro para mais tarde.</text:p>
      <text:p text:style-name="P2"/>
      <text:p text:style-name="P4">3-Jogador 4 decide tentar sua sorte com o xadrez, ele decide abrir um tabuleiro já salvo, porém quando escolhia um tabuleiro para testar ele acidentalmente clica em outro arquivo chamado notas_segunda_prova.pdf o software então carrega o mesmo e verifica que não é um arquivo PGN, é então criada uma mensagem de erro alertando “Arquivo não é do tipo PGN”. O software volta para a tela de menu disponibilizando as opções de começar jogo novo, carregar tabuleiro, começar jogo customizado e sair.</text:p>
      <text:p text:style-name="P4"/>
      <text:p text:style-name="P5">4-Jogador 5 não tem nenhum conhecimento no xadrez e decidi jogar com o computador, ao tentar movimentar uma peça de maneira inválida o software avisa-o que isso é inválido e o jogo segue em execução a partir da última jogada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21:05:48.464120046</meta:creation-date>
    <dc:date>2018-06-14T21:09:44.625588880</dc:date>
    <meta:editing-duration>PT22M3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392" meta:character-count="2267" meta:non-whitespace-character-count="1878"/>
  </office:meta>
</office:document-meta>
</file>